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335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 table:number-columns-spanned="4" table:number-rows-spanned="1">
            <text:p>kopalnia DATASIZE 200 KNN 3 distanceAlgorithm PROBABILITY PERCENT 0-2 Algorithms list sorting MAGNETIC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kopalnia DATASIZE 200 KNN 3 distanceAlgorithm PROBABILITY PERCENT 0-2 Algorithms list sorting RSSI</text:p>
          </table:table-cell>
          <table:covered-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22:42</dc:date>
    <dc:creator>mike </dc:creator>
    <meta:document-statistic meta:table-count="1" meta:cell-count="304" meta:object-count="0"/>
    <meta:generator>LibreOffice/3.5$Linux_X86_64 LibreOffice_project/350m1$Build-2</meta:generator>
  </office:meta>
</office:document-meta>
</file>